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ext_20_body" style:list-style-name="L1">
      <style:text-properties style:font-name="Times New Roman" officeooo:rsid="001de0d9" officeooo:paragraph-rsid="001de0d9"/>
    </style:style>
    <style:style style:name="P2" style:family="paragraph" style:parent-style-name="Text_20_body" style:list-style-name="L1">
      <style:text-properties style:font-name="Times New Roman" officeooo:rsid="001eddd0" officeooo:paragraph-rsid="001eddd0"/>
    </style:style>
    <style:style style:name="P3" style:family="paragraph" style:parent-style-name="Text_20_body" style:list-style-name="L2">
      <style:text-properties style:font-name="Times New Roman" officeooo:rsid="0022022a" officeooo:paragraph-rsid="0022022a"/>
    </style:style>
    <style:style style:name="P4" style:family="paragraph" style:parent-style-name="Title">
      <style:text-properties style:font-name="Times New Roman" officeooo:rsid="001e2743" officeooo:paragraph-rsid="001de0d9"/>
    </style:style>
    <style:style style:name="T1" style:family="text">
      <style:text-properties officeooo:rsid="001de0d9"/>
    </style:style>
    <style:style style:name="T2" style:family="text">
      <style:text-properties officeooo:rsid="00217f2f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Chapter <text:span text:style-name="T2">12: Negative Externalities</text:span></text:p>
      <text:list xml:id="list2675170621" text:style-name="L2">
        <text:list-item>
          <text:p text:style-name="P3">Negative Externality</text:p>
          <text:list>
            <text:list-item>
              <text:p text:style-name="P3">Additional Cost</text:p>
            </text:list-item>
          </text:list>
        </text:list-item>
        <text:list-item>
          <text:p text:style-name="P3">Pollution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8T16:17:10.504156845</meta:creation-date>
    <dc:date>2022-04-05T16:57:24.182918937</dc:date>
    <meta:editing-duration>PT19H11M16S</meta:editing-duration>
    <meta:editing-cycles>3</meta:editing-cycles>
    <meta:generator>LibreOffice/7.2.5.2.0$Linux_X86_64 LibreOffice_project/20$Build-2</meta:generator>
    <meta:document-statistic meta:table-count="0" meta:image-count="0" meta:object-count="0" meta:page-count="1" meta:paragraph-count="4" meta:word-count="12" meta:character-count="81" meta:non-whitespace-character-count="76"/>
  </office:meta>
</office:document-meta>
</file>